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6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35cm"/>
      <style:paragraph-properties style:writing-mode="lr-tb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171cm"/>
      <style:paragraph-properties style:writing-mode="lr-tb"/>
    </style:style>
    <style:style style:name="pr1" style:family="presentation" style:parent-style-name="Default-title">
      <style:graphic-properties fo:min-height="3.2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4.72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2.6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3.14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9.7999992370605pt"/>
    </style:style>
    <style:style style:name="P3" style:family="paragraph">
      <loext:graphic-properties draw:fill-color="#ffffff"/>
      <style:paragraph-properties fo:text-align="start"/>
      <style:text-properties fo:font-size="39.7999992370605pt"/>
    </style:style>
    <style:style style:name="P4" style:family="paragraph">
      <style:text-properties fo:font-size="22.3999996185303pt"/>
    </style:style>
    <style:style style:name="P5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text-properties fo:font-size="22.3999996185303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line-height="115%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4cm" fo:margin-bottom="0.4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3.345cm" svg:height="3.27cm" svg:x="2.667cm" svg:y="5.228cm" presentation:class="title" presentation:user-transformed="true">
          <draw:text-box>
            <text:p>Time value of mone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3" draw:layer="layout" svg:width="14.822cm" svg:height="4.725cm" svg:x="2.112cm" svg:y="3.16cm" presentation:class="subtitle" presentation:user-transformed="true">
          <draw:text-box>
            <text:p text:style-name="P2">We invest $100 at 5%. </text:p>
            <text:p text:style-name="P2"/>
            <text:p text:style-name="P2"/>
          </draw:text-box>
        </draw:frame>
        <draw:frame draw:style-name="gr2" draw:text-style-name="P6" draw:layer="layout" svg:width="15.198cm" svg:height="9.893cm" svg:x="9.602cm" svg:y="5.8cm">
          <draw:text-box>
            <text:p text:style-name="P4"><text:span text:style-name="T1"/></text:p>
            <text:list text:style-name="L3">
              <text:list-item>
                <text:p text:style-name="P5"><text:span text:style-name="T2">1 year</text:span></text:p>
              </text:list-item>
              <text:list-item>
                <text:p text:style-name="P5"><text:span text:style-name="T2">2 years</text:span></text:p>
              </text:list-item>
              <text:list-item>
                <text:p text:style-name="P5"><text:span text:style-name="T2">3 years</text:span></text:p>
              </text:list-item>
              <text:list-item>
                <text:p text:style-name="P5"><text:span text:style-name="T2">97 years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3" draw:layer="layout" svg:width="19.688cm" svg:height="2.6cm" svg:x="1.912cm" svg:y="3.4cm" presentation:class="subtitle" presentation:user-transformed="true">
          <draw:text-box>
            <text:p text:style-name="P2">Exponents to the rescue <text:s/></text:p>
          </draw:text-box>
        </draw:frame>
        <draw:frame draw:style-name="gr3" draw:text-style-name="P7" draw:layer="layout" svg:width="10.6cm" svg:height="4.75cm" svg:x="5.4cm" svg:y="7.6cm">
          <draw:text-box>
            <text:p><text:span text:style-name="T3">A=P(1+r)^n</text:span></text:p>
            <text:p/>
            <text:p>A = final amount</text:p>
            <text:p>P = initial principal amount</text:p>
            <text:p>r = rate of return</text:p>
            <text:p>n = number of periods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3" draw:layer="layout" svg:width="19.688cm" svg:height="2.6cm" svg:x="2cm" svg:y="3.2cm" presentation:class="subtitle" presentation:user-transformed="true">
          <draw:text-box>
            <text:p text:style-name="P2">Can we go in reverse? <text:s/></text:p>
          </draw:text-box>
        </draw:frame>
        <draw:frame draw:style-name="gr4" draw:text-style-name="P9" draw:layer="layout" svg:width="18.2cm" svg:height="3.4cm" svg:x="4.2cm" svg:y="6.2cm">
          <draw:text-box>
            <text:p text:style-name="P8"><text:span text:style-name="T4">How much would you have to invest today at 5% to have $10,000 in 6 years?</text:span></text:p>
          </draw:text-box>
        </draw:frame>
        <draw:frame draw:style-name="gr4" draw:text-style-name="P9" draw:layer="layout" svg:width="18.2cm" svg:height="4.185cm" svg:x="5.8cm" svg:y="9.8cm">
          <draw:text-box>
            <text:p text:style-name="P8"><text:span text:style-name="T4">a) use the formula</text:span></text:p>
            <text:p text:style-name="P8"><text:span text:style-name="T4">b) use a spreadsheet</text:span></text:p>
            <text:p text:style-name="P8"><text:span text:style-name="T4">c) check our answe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3" draw:layer="layout" svg:width="24.8cm" svg:height="3.143cm" svg:x="2cm" svg:y="3.2cm" presentation:class="subtitle" presentation:user-transformed="true">
          <draw:text-box>
            <text:p text:style-name="P2">Regular deposits </text:p>
          </draw:text-box>
        </draw:frame>
        <draw:frame draw:style-name="gr5" draw:text-style-name="P10" draw:layer="layout" svg:width="18.8cm" svg:height="7.719cm" svg:x="4cm" svg:y="5.8cm">
          <draw:text-box>
            <text:p text:style-name="P8"><text:span text:style-name="T4">If we contribute $100 every year at 5% how long will it take for us to have $1,000 to throw a big party.</text:span></text:p>
            <text:p text:style-name="P8"><text:span text:style-name="T4"/></text:p>
            <text:p text:style-name="P8"><text:span text:style-name="T4">Consider the fact that inflation drives party costs up by 3% every year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3" draw:layer="layout" svg:width="24.8cm" svg:height="3.143cm" svg:x="1.4cm" svg:y="1.4cm" presentation:class="subtitle" presentation:user-transformed="true">
          <draw:text-box>
            <text:p text:style-name="P2">Exercise:</text:p>
          </draw:text-box>
        </draw:frame>
        <draw:frame draw:style-name="gr6" draw:text-style-name="P10" draw:layer="layout" svg:width="22.8cm" svg:height="13.421cm" svg:x="2.6cm" svg:y="4.379cm">
          <draw:text-box>
            <text:list text:style-name="L4">
              <text:list-item>
                <text:p text:style-name="P11"><text:span text:style-name="T5">$200 invested at 4% for 5 years will be worth how much?</text:span></text:p>
              </text:list-item>
              <text:list-item>
                <text:p text:style-name="P11"><text:span text:style-name="T5">How much would you have to invest today at 6% to have </text:span><text:span text:style-name="T5">$10,000 in 6 years</text:span></text:p>
              </text:list-item>
              <text:list-item>
                <text:p text:style-name="P11"><text:span text:style-name="T5">How much would you have to invest today at 5% to have </text:span><text:span text:style-name="T5">$10,000 in 6 years</text:span></text:p>
              </text:list-item>
              <text:list-item>
                <text:p text:style-name="P11"><text:span text:style-name="T5">If you deposit $100 every year to an account that earns 8%, </text:span><text:span text:style-name="T5">how much will you have in 20 years?</text:span></text:p>
              </text:list-item>
              <text:list-item>
                <text:p text:style-name="P11"><text:span text:style-name="T5">How much money would you need to have in an account </text:span><text:span text:style-name="T5">today if you plan to take out $1,000 every year for 10 years. <text:s/></text:span><text:span text:style-name="T5">The account earns 7%. <text:s/>You will make no other contributions. </text:span><text:span text:style-name="T5">(you may need trial and error on a spread sheet)</text:span></text:p>
                <text:p text:style-name="P11"><text:span text:style-name="T5"/></text:p>
                <text:p text:style-name="P11"><text:span text:style-name="T5">Complete the Canvas quiz to record your answers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9:34:24.105115926</meta:creation-date>
    <dc:date>2022-02-06T21:41:15.696562498</dc:date>
    <meta:editing-duration>PT1H25M55S</meta:editing-duration>
    <meta:editing-cycles>5</meta:editing-cycles>
    <meta:generator>LibreOffice/6.4.7.2$Linux_X86_64 LibreOffice_project/40$Build-2</meta:generator>
    <meta:document-statistic meta:object-count="45"/>
  </office:meta>
</office:document-meta>
</file>